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20b2aa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a05a2c" draw:textarea-horizontal-align="center" draw:textarea-vertical-align="middle"/>
    </style:style>
    <style:style style:name="gr3" style:family="graphic" style:parent-style-name="standard">
      <style:graphic-properties draw:stroke="solid" draw:stroke-dash="Dashed_20__28_var_29__20_4" svg:stroke-width="0.048cm" svg:stroke-color="#000000" draw:stroke-linejoin="miter" svg:stroke-linecap="butt" draw:fill="none" draw:fill-color="#a05a2c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stroke-linejoin="miter" svg:stroke-linecap="square" draw:fill-color="#000000" draw:textarea-horizontal-align="justify" draw:textarea-vertical-align="middle" draw:auto-grow-height="false" fo:min-height="0.681cm" fo:min-width="0.483cm" fo:padding-top="0.142cm" fo:padding-bottom="0.142cm" fo:padding-left="0.267cm" fo:padding-right="0.267cm"/>
    </style:style>
    <style:style style:name="P1" style:family="paragraph">
      <loext:graphic-properties draw:fill="solid" draw:fill-color="#20b2aa"/>
      <style:paragraph-properties fo:text-align="center"/>
    </style:style>
    <style:style style:name="P2" style:family="paragraph">
      <loext:graphic-properties draw:fill="solid" draw:fill-color="#a05a2c"/>
      <style:paragraph-properties fo:text-align="center"/>
    </style:style>
    <style:style style:name="P3" style:family="paragraph">
      <loext:graphic-properties draw:fill="none" draw:fill-color="#a05a2c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782cm" svg:height="0.592cm" svg:x="0.359cm" svg:y="0.767cm" svg:viewBox="0 0 783 593" svg:d="M148 445l-148-148 297-297 297 297 189-189c-267 267-486 485-486 485 0 0-67-66-149-148z">
          <text:p/>
        </draw:path>
        <draw:path draw:style-name="gr2" draw:text-style-name="P2" draw:layer="layout" svg:width="0.45cm" svg:height="0.452cm" svg:x="0.227cm" svg:y="1.039cm" svg:viewBox="0 0 451 453" svg:d="M42 411l-42-43 69-159c38-88 76-208 77-209s61 59 155 153l150 148-205 82c-89 36-161 70-162 70 0 0-19-19-42-42z">
          <text:p/>
        </draw:path>
        <draw:polygon draw:style-name="gr3" draw:text-style-name="P3" draw:layer="layout" svg:width="0.84cm" svg:height="0.84cm" svg:x="0.122cm" svg:y="0.757cm" svg:viewBox="0 0 841 841" draw:points="525,0 244,281 0,841 561,598 841,317">
          <text:p/>
        </draw:polygon>
        <draw:path draw:style-name="gr4" draw:text-style-name="P4" draw:layer="layout" svg:width="0.157cm" svg:height="0.158cm" svg:x="0.159cm" svg:y="1.402cm" svg:viewBox="0 0 158 159" svg:d="M3 150c3-5 18-41 35-79l31-71 44 45c25 25 45 45 45 46-1 0-157 68-158 68 0 0 1-4 3-9z">
          <text:p/>
        </draw:path>
        <draw:custom-shape draw:style-name="gr5" draw:text-style-name="P5" draw:layer="layout" svg:width="1.016cm" svg:height="0.965cm" svg:x="0.63cm" svg:y="0.071cm">
          <text:p/>
          <draw:enhanced-geometry svg:viewBox="0 0 21600 21600" draw:text-areas="0 0 21600 21600" draw:mirror-horizontal="false" draw:mirror-vertical="false" draw:type="quad-arrow" draw:modifiers="5585.8407079646 9600 4874.53416149068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71cm" fo:margin-bottom="0.071cm" fo:margin-left="0.071cm" fo:margin-right="0.071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9T02:13:20.804697217</dc:date>
    <meta:editing-duration>PT45M8S</meta:editing-duration>
    <meta:editing-cycles>7</meta:editing-cycles>
    <meta:generator>LibreOffice/6.4.0.2$Linux_X86_64 LibreOffice_project/40$Build-2</meta:generator>
    <meta:document-statistic meta:object-count="5"/>
  </office:meta>
</office:document-meta>
</file>